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2A000001F22CF5E0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Head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6pt" style:font-size-asian="6pt" style:font-size-complex="6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1pt" style:font-size-asian="11pt" style:font-size-complex="11pt"/>
    </style:style>
    <style:style style:name="P10" style:family="paragraph" style:parent-style-name="Standard" style:list-style-name="L2">
      <style:text-properties style:font-name="Arial" fo:font-size="11pt" style:font-size-asian="11pt" style:font-size-complex="11pt"/>
    </style:style>
    <style:style style:name="P11" style:family="paragraph" style:parent-style-name="Standard" style:list-style-name="L3">
      <style:text-properties style:font-name="Arial" fo:font-size="11pt" style:font-size-asian="11pt" style:font-size-complex="11pt"/>
    </style:style>
    <style:style style:name="T1" style:family="text">
      <style:text-properties style:font-name="Symbol" fo:font-size="8pt"/>
    </style:style>
    <style:style style:name="T2" style:family="text">
      <style:text-properties style:font-name="Arial1" fo:font-size="8pt"/>
    </style:style>
    <style:style style:name="T3" style:family="text">
      <style:text-properties style:font-name="Arial1" fo:font-size="8pt" fo:language="en" fo:country="US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6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sgangslage:</text:p>
      <text:list xml:id="list37144663" text:style-name="L1">
        <text:list-item>
          <text:p text:style-name="P9">Kein Layout beim neu erfassen von Messungen</text:p>
        </text:list-item>
      </text:list>
      <text:list xml:id="list37132531" text:style-name="L2">
        <text:list-item>
          <text:p text:style-name="P10">Enum Felder werden beim Bearbeiten nicht angezeigt</text:p>
        </text:list-item>
        <text:list-item>
          <text:p text:style-name="P10">Anzeigeformat für Numfield und Calcfield</text:p>
        </text:list-item>
        <text:list-item>
          <text:p text:style-name="P10">Zusätzlicher Typ für Datum und Automatisch generierte Laufnummer</text:p>
        </text:list-item>
      </text:list>
      <text:p text:style-name="P7"/>
      <text:p text:style-name="P8">Analyse:</text:p>
      <text:p text:style-name="P7">Bei einer neuen Messung wird die Klasse <text:span text:style-name="T6">MessungBearbeiten</text:span> aufgerufen. Die Messwerte werden als Widget (<text:span text:style-name="T6">createWidget</text:span>) angezeigt. Für die Darstellung werden in einer For Schleife alle Messwerte durchlaufen.</text:p>
      <text:p text:style-name="P7"/>
      <text:p text:style-name="P7">Beim Bearbeiten einer Messung wird wenn im XML ein Design hinterlegt ist die Klasse <text:span text:style-name="T6">MessungBearbeitenWithLayout</text:span> aufgerufen. Hier wird Rekursiv durchs im XML File angegebene Design durchgegangen. Die Messwerte werden als <text:span text:style-name="T4">ActiveControl</text:span> (<text:span text:style-name="T6">createControl</text:span><text:span text:style-name="T5">)</text:span> angezeigt. Ist kein Desing hinterlegt, wird wie bei einer neuen Messung die Klasse <text:span text:style-name="T6">MessungBearbeiten</text:span> aufgerufen.</text:p>
      <text:p text:style-name="P7"/>
      <text:p text:style-name="P8">Umsetzung:</text:p>
      <text:p text:style-name="P7">Zum Darstellen wurde eine neue Klasse (<text:span text:style-name="T6">MessungBearbeitenWithWidgetLayout</text:span>) implementiert. Es wird rekursiv durch das Design im XML durchgegangen, die Messwerte werden als Widget angezeigt.</text:p>
      <text:p text:style-name="P7">Damit die Calcfelder berechnet werden, ist ein Listener angefügt. Um den aktuellen Wert aus den Widget auszulesen speichern die einzelnen Typen das Widget in der Variablen w<text:span text:style-name="T6">idget</text:span>. Um zu wissen ob der Messwert angezeigt wird oder nicht, wird beim erstellen des Widget eine Flag gesetzt, beim Schliessen des Fensters wird dieses wieder gelöscht.</text:p>
      <text:p text:style-name="P7">Die eingegebenen Werte werden auf das im XML-File angegebenen <text:span text:style-name="T7">validpattern</text:span> geprüft.</text:p>
      <text:p text:style-name="P7"/>
      <text:p text:style-name="P7">Das Anzeige Format der Num- und Clacfeldern ist mit der Java Klasse <text:span text:style-name="T7">DecimalFormat</text:span> umgesetzt. Es kann im XML-File ein formatpattern angegeben werden wie die Zahl formatiert werden soll. Zusätzlich kann der Modus zum Runden angegeben werden.</text:p>
      <text:p text:style-name="P7"/>
      <text:p text:style-name="P7"><text:span text:style-name="T8">datefield</text:span>: Neue Klasse mit einem <text:span text:style-name="T7">DatePickerField</text:span>. Das Format fürs Datum wurde auf dd.MM.yyyy gesetzt. Wichtig ist, dass das Jahr vierstellig angezeigt wird. Für Datumsberechnungen mit dem <text:span text:style-name="T7">calcfield</text:span> wird vom gewählten Datum die Anzahl Tage wie folgt berechnet: Jahre x 365 + Tage im Jahr. (Bsp. 5.1.2011, 2011 x 365 + 5 = 734020).</text:p>
      <text:p text:style-name="P7"/>
      <text:p text:style-name="P7"><text:span text:style-name="T8">counterfield</text:span>: Neue Klasse, in der Datenbank wird in der Tabelle <text:span text:style-name="T7">config</text:span> unter <text:span text:style-name="T7">com/hilotec/messwerte/v2/global_counter</text:span> der aktuelle Wert gelesen um 1 erhöht und wieder abgespeichert. Via XML-File kann der Typ bestimmt werden wie die Nummer generiert werden soll. Momentan ist nur ein Globalerzähler implementiert. Der Anfangswert kann ebenfalls via XML gesetzt werden. </text:p>
      <text:p text:style-name="P7"/>
      <text:p text:style-name="P7">Berechnungen mit <text:span text:style-name="T7">calcfield</text:span>: Damit Berechnungen mit Daten aus dem Elexis (Patient, Alter, Geburtsdatum, ...) benutzt werden können, wurde die Klasse <text:span text:style-name="T4">MesswertTypCalc</text:span> so angepasst, dass beim setzen des Interpreters die folgenden Variablen als Kontext gesetzt werden und so im XML-File benutzt werden können:</text:p>
      <text:list xml:id="list37152697" text:style-name="L3">
        <text:list-item>
          <text:p text:style-name="P11"><text:span text:style-name="T7">actPatient</text:span>: Aktuelleer Patient</text:p>
        </text:list-item>
        <text:list-item>
          <text:p text:style-name="P11"><text:span text:style-name="T7">actFall</text:span>: Aktueller Fall</text:p>
        </text:list-item>
        <text:list-item>
          <text:p text:style-name="P11"><text:span text:style-name="T7">actKons</text:span>: Aktuelle Konsultation</text:p>
        </text:list-item>
        <text:list-item>
          <text:p text:style-name="P11"><text:span text:style-name="T7">actMandat</text:span>: Aktuelles Mandat</text:p>
        </text:list-item>
        <text:list-item>
          <text:p text:style-name="P11"><text:span text:style-name="T7">actUser</text:span>: Aktueller User</text:p>
        </text:list-item>
        <text:list-item>
          <text:p text:style-name="P11"><text:span text:style-name="T7">Elexis</text:span>: <text:span text:style-name="T7">Hub.plugin</text:span>, für weiter Zugriffe auf Elexis Da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46cm" style:rel-column-width="6726*"/>
    </style:style>
    <style:style style:name="Tabelle2.B" style:family="table-column">
      <style:table-column-properties style:column-width="2.355cm" style:rel-column-width="9070*"/>
    </style:style>
    <style:style style:name="Tabelle2.C" style:family="table-column">
      <style:table-column-properties style:column-width="7.752cm" style:rel-column-width="29862*"/>
    </style:style>
    <style:style style:name="Tabelle2.D" style:family="table-column">
      <style:table-column-properties style:column-width="5.159cm" style:rel-column-width="19877*"/>
    </style:style>
    <style:style style:name="Tabelle2.A1" style:family="table-cell">
      <style:table-cell-properties fo:padding="0.097cm" fo:border="none"/>
    </style:style>
    <style:style style:name="Tabelle2.C1" style:family="table-cell">
      <style:table-cell-properties style:vertical-align="bottom" fo:padding="0.097cm" fo:border="none"/>
    </style:style>
    <style:style style:name="Tabelle2.D1" style:family="table-cell">
      <style:table-cell-properties fo:padding="0.097cm" fo:border-left="none" fo:border-right="none" fo:border-top="none" fo:border-bottom="0.002cm solid #000000"/>
    </style:style>
    <style:style style:name="Tabelle2.C2" style:family="table-cell">
      <style:table-cell-properties style:vertical-align="bottom" fo:padding="0.097cm" fo:border-left="none" fo:border-right="none" fo:border-top="none" fo:border-bottom="0.002cm solid #000000"/>
    </style:style>
    <style:style style:name="Tabelle2.3" style:family="table-row">
      <style:table-row-properties style:min-row-height="0.122cm"/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186cm" style:rel-column-width="19976*"/>
    </style:style>
    <style:style style:name="Tabelle1.B" style:family="table-column">
      <style:table-column-properties style:column-width="8.493cm" style:rel-column-width="32716*"/>
    </style:style>
    <style:style style:name="Tabelle1.C" style:family="table-column">
      <style:table-column-properties style:column-width="1.799cm" style:rel-column-width="6930*"/>
    </style:style>
    <style:style style:name="Tabelle1.D" style:family="table-column">
      <style:table-column-properties style:column-width="1.535cm" style:rel-column-width="5913*"/>
    </style:style>
    <style:style style:name="Tabelle1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style:font-name="Arial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MP4" style:family="paragraph" style:parent-style-name="Header"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6pt" style:font-size-asian="6pt" style:font-size-complex="6pt"/>
    </style:style>
    <style:style style:name="MT1" style:family="text">
      <style:text-properties style:font-name="Symbol" fo:font-size="8pt"/>
    </style:style>
    <style:style style:name="MT2" style:family="text">
      <style:text-properties style:font-name="Arial1" fo:font-size="8pt"/>
    </style:style>
    <style:style style:name="MT3" style:family="text">
      <style:text-properties style:font-name="Arial1" fo:font-size="8pt" fo:language="en" fo:country="US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>
            <table:table-cell table:style-name="Tabelle2.A1" table:number-columns-spanned="2" office:value-type="string">
              <text:p text:style-name="MP1">Aktennotiz:</text:p>
            </table:table-cell>
            <table:covered-table-cell/>
            <table:table-cell table:style-name="Tabelle2.C1" office:value-type="string">
              <text:p text:style-name="MP2">Elexis Hilotech-Messwerte V2</text:p>
            </table:table-cell>
            <table:table-cell table:style-name="Tabelle2.D1" table:number-rows-spanned="3" office:value-type="string">
              <text:p text:style-name="MP1"><draw:frame draw:style-name="Mfr1" draw:name="Grafik1" text:anchor-type="paragraph" svg:width="4.967cm" svg:height="1.182cm" draw:z-index="0"><draw:image xlink:href="Pictures/100000000000082A000001F22CF5E098.jpg" xlink:type="simple" xlink:show="embed" xlink:actuate="onLoad"/></draw:frame></text:p>
            </table:table-cell>
          </table:table-row>
          <table:table-row>
            <table:table-cell table:style-name="Tabelle2.A1" office:value-type="string">
              <text:p text:style-name="MP1">Ersteller:</text:p>
            </table:table-cell>
            <table:table-cell table:style-name="Tabelle2.A1" office:value-type="string">
              <text:p text:style-name="MP1">P. Chaubert</text:p>
            </table:table-cell>
            <table:table-cell table:style-name="Tabelle2.C2" table:number-rows-spanned="2" office:value-type="string">
              <text:p text:style-name="MP3">Entwickler Notizen</text:p>
            </table:table-cell>
            <table:covered-table-cell/>
          </table:table-row>
          <table:table-row table:style-name="Tabelle2.3">
            <table:table-cell table:style-name="Tabelle2.D1" office:value-type="string">
              <text:p text:style-name="MP1">Ausgabe:</text:p>
            </table:table-cell>
            <table:table-cell table:style-name="Tabelle2.D1" office:value-type="string">
              <text:p text:style-name="MP1"><text:date style:data-style-name="N36" text:date-value="2011-10-31T17:03:07.20">31.10.2011</text:date></text:p>
            </table:table-cell>
            <table:covered-table-cell/>
            <table:covered-table-cell/>
          </table:table-row>
        </table:table>
        <text:p text:style-name="MP4"/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<text:file-name text:display="name-and-extension"/></text:p>
            </table:table-cell>
            <table:table-cell table:style-name="Tabelle1.A1" office:value-type="string">
              <text:p text:style-name="MP1"><text:span text:style-name="MT1">Ó</text:span> <text:span text:style-name="MT2">2011</text:span> <text:span text:style-name="MT3">Normatech Engineering AG, CH-3608 Thun</text:span></text:p>
            </table:table-cell>
            <table:table-cell table:style-name="Tabelle1.A1" office:value-type="string">
              <text:p text:style-name="MP5">Seite:</text:p>
            </table:table-cell>
            <table:table-cell table:style-name="Tabelle1.A1" office:value-type="string">
              <text:p text:style-name="MP5"><text:page-number text:select-page="current">1</text:page-number>/<text:page-count>1</text:page-count></text:p>
            </table:table-cell>
          </table:table-row>
        </table:table>
        <text:p text:style-name="MP6"/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8T09:19:43.86</meta:creation-date>
    <meta:editing-duration>PT1H39M34S</meta:editing-duration>
    <meta:editing-cycles>6</meta:editing-cycles>
    <meta:generator>OpenOffice.org/3.3$Win32 OpenOffice.org_project/330m20$Build-9567</meta:generator>
    <meta:initial-creator>Patrick Chaubert</meta:initial-creator>
    <dc:date>2011-10-31T17:03:07.12</dc:date>
    <dc:creator>Tony Schaller</dc:creator>
    <meta:document-statistic meta:table-count="2" meta:image-count="1" meta:object-count="0" meta:page-count="1" meta:paragraph-count="33" meta:word-count="425" meta:character-count="2996"/>
  </office:meta>
</office:document-meta>
</file>